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fo:font-variant="normal" fo:text-transform="none" fo:color="#202124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b967953-7fff-7113-c73f-e8a147df4b76"/>REQUISITOS</text:p>
      <text:p text:style-name="P3"/>
      <text:p text:style-name="P2">Manter escolha</text:p>
      <text:p text:style-name="P2">Manter cena</text:p>
      <text:p text:style-name="P2">Manter diálogo</text:p>
      <text:p text:style-name="P2">Jogar</text:p>
      <text:p text:style-name="P2">Voltar ao menu</text:p>
      <text:p text:style-name="P2">Ver resumo</text:p>
      <text:p text:style-name="P2">Ver descrição dos personagens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5:45:58.802000000</meta:creation-date>
    <dc:date>2023-12-04T15:46:10.489000000</dc:date>
    <meta:editing-duration>PT12S</meta:editing-duration>
    <meta:editing-cycles>1</meta:editing-cycles>
    <meta:document-statistic meta:table-count="0" meta:image-count="0" meta:object-count="0" meta:page-count="1" meta:paragraph-count="9" meta:word-count="17" meta:character-count="108" meta:non-whitespace-character-count="98"/>
    <meta:generator>LibreOffice/7.4.3.2$Windows_X86_64 LibreOffice_project/1048a8393ae2eeec98dff31b5c133c5f1d08b890</meta:generator>
  </office:meta>
</office:document-meta>
</file>